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08c37f" officeooo:paragraph-rsid="0008c37f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Liberation Serif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0000" style:font-name="Liberation Serif" fo:font-size="10pt" fo:background-color="#ffffff" style:font-size-asian="10pt" style:font-size-complex="10pt"/>
    </style:style>
    <style:style style:name="P5" style:family="paragraph" style:parent-style-name="Standard">
      <style:text-properties fo:color="#000000" style:font-name="Liberation Serif" officeooo:rsid="0008c37f" officeooo:paragraph-rsid="0008c37f" fo:background-color="transparent"/>
    </style:style>
    <style:style style:name="P6" style:family="paragraph" style:parent-style-name="Standard">
      <style:paragraph-properties fo:margin-top="0cm" fo:margin-bottom="0cm" loext:contextual-spacing="false" style:line-height-at-least="0.499cm"/>
      <style:text-properties style:use-window-font-color="true" style:font-name="Liberation Serif" fo:font-size="10pt" fo:font-weight="normal" fo:background-color="transparent"/>
    </style:style>
    <style:style style:name="P7" style:family="paragraph" style:parent-style-name="Standard">
      <style:paragraph-properties fo:margin-top="0cm" fo:margin-bottom="0cm" loext:contextual-spacing="false"/>
      <style:text-properties fo:color="#ce9178" style:font-name="Droid Sans Mono" fo:font-size="10.5pt" fo:font-weight="normal" fo:background-color="#1e1e1e"/>
    </style:style>
    <style:style style:name="P8" style:family="paragraph" style:parent-style-name="Text_20_body">
      <style:text-properties style:use-window-font-color="true" style:font-name="Liberation Serif" fo:background-color="transparent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style:line-height-at-least="0.499cm"/>
      <style:text-properties fo:color="#000000" style:font-name="Droid Sans Mono" fo:font-size="10pt" fo:font-weight="normal" fo:background-color="transparent"/>
    </style:style>
    <style:style style:name="P11" style:family="paragraph" style:parent-style-name="Text_20_body">
      <style:paragraph-properties fo:margin-top="0cm" fo:margin-bottom="0cm" loext:contextual-spacing="false" style:line-height-at-least="0.499cm"/>
    </style:style>
    <style:style style:name="P12" style:family="paragraph" style:parent-style-name="Text_20_body">
      <style:paragraph-properties fo:margin-top="0cm" fo:margin-bottom="0cm" loext:contextual-spacing="false" style:line-height-at-least="0.503cm"/>
      <style:text-properties style:use-window-font-color="true" style:font-name="Liberation Serif" fo:font-size="10.5pt" fo:font-weight="normal" fo:background-color="transparent"/>
    </style:style>
    <style:style style:name="P13" style:family="paragraph" style:parent-style-name="Text_20_body">
      <style:paragraph-properties fo:margin-top="0cm" fo:margin-bottom="0cm" loext:contextual-spacing="false" style:line-height-at-least="0.499cm"/>
      <style:text-properties style:use-window-font-color="true" style:font-name="Liberation Serif" fo:font-size="10pt" fo:font-weight="normal" fo:background-color="transparent"/>
    </style:style>
    <style:style style:name="P14" style:family="paragraph" style:parent-style-name="Text_20_body">
      <style:paragraph-properties fo:margin-top="0cm" fo:margin-bottom="0cm" loext:contextual-spacing="false" style:line-height-at-least="0.499cm"/>
      <style:text-properties style:use-window-font-color="true" style:font-name="Liberation Serif" fo:font-size="10pt" fo:background-color="transparent"/>
    </style:style>
    <style:style style:name="P15" style:family="paragraph" style:parent-style-name="Text_20_body">
      <style:paragraph-properties fo:margin-top="0cm" fo:margin-bottom="0cm" loext:contextual-spacing="false" style:line-height-at-least="0.499cm"/>
      <style:text-properties style:use-window-font-color="true" style:font-name="Liberation Serif" fo:font-weight="normal" fo:background-color="transparent"/>
    </style:style>
    <style:style style:name="P16" style:family="paragraph" style:parent-style-name="Text_20_body">
      <style:paragraph-properties fo:margin-top="0cm" fo:margin-bottom="0cm" loext:contextual-spacing="false"/>
      <style:text-properties style:use-window-font-color="true" style:font-name="Liberation Serif" fo:background-color="transparent"/>
    </style:style>
    <style:style style:name="P17" style:family="paragraph" style:parent-style-name="Text_20_body">
      <style:paragraph-properties fo:margin-top="0cm" fo:margin-bottom="0cm" loext:contextual-spacing="false" style:line-height-at-least="0.499cm"/>
      <style:text-properties style:use-window-font-color="true" style:font-name="Liberation Serif" fo:background-color="transparent"/>
    </style:style>
    <style:style style:name="T1" style:family="text">
      <style:text-properties fo:color="#ce9178" fo:background-color="#1e1e1e" loext:char-shading-value="0"/>
    </style:style>
    <style:style style:name="T2" style:family="text">
      <style:text-properties style:font-name="Liberation Serif"/>
    </style:style>
    <style:style style:name="T3" style:family="text">
      <style:text-properties style:use-window-font-color="true" style:font-name="Liberation Serif"/>
    </style:style>
    <style:style style:name="T4" style:family="text">
      <style:text-properties style:use-window-font-color="true" style:font-name="Liberation Serif" fo:background-color="transparent" loext:char-shading-value="0"/>
    </style:style>
    <style:style style:name="T5" style:family="text">
      <style:text-properties style:use-window-font-color="true" style:font-name="Liberation Serif" fo:background-color="transparent" loext:char-shading-value="0"/>
    </style:style>
    <style:style style:name="T6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ck_end = ScaleBlock('AVERAGE', n_layers=1)</text:p>
      <text:p text:style-name="P10">output_tensor = back_end(roots, is_training)</text:p>
      <text:p text:style-name="P11"/>
      <text:p text:style-name="P10">front_end = HighRes3DNet(self.num_classes)</text:p>
      <text:p text:style-name="P9">ScaleNET: </text:p>
      <text:p text:style-name="P12">"""</text:p>
      <text:p text:style-name="P12">implementation of ScaleNet:</text:p>
      <text:p text:style-name="P12">Fidon et al., "Scalable multimodal convolutional</text:p>
      <text:p text:style-name="P12">networks for brain tumour segmentation", MICCAI '17</text:p>
      <text:p text:style-name="P12">"""</text:p>
      <text:p text:style-name="P9"><text:a xlink:type="simple" xlink:href="https://www.researchgate.net/profile/Luis_Garcia-Peraza-Herrera/publication/317691215_Scalable_Multimodal_Convolutional_Networks_for_Brain_Tumour_Segmentation/links/59494c60aca272a30c6cae74/Scalable-Multimodal-Convolutional-Networks-for-Brain-Tumour-Segmentation.pdf?origin=publication_detail" office:target-frame-name="_blank" xlink:show="new" text:style-name="Internet_20_link" text:visited-style-name="Visited_20_Internet_20_Link"><text:span text:style-name="T5">Scalable_Multimodal_Convolutio</text:span></text:a></text:p>
      <text:p text:style-name="P16"/>
      <text:p text:style-name="P9"><text:span text:style-name="T5">HighRes3DNet: </text:span><text:a xlink:type="simple" xlink:href="https://arxiv.org/pdf/1707.01992.pdf" office:target-frame-name="_blank" xlink:show="new" text:style-name="Internet_20_link" text:visited-style-name="Visited_20_Internet_20_Link">On the Compactness, Efficiency, and Representation of 3D Convolutional Networks: Brain Parcellation as a Pretext Task</text:a></text:p>
      <text:p text:style-name="P7"><text:span text:style-name="T5">"""</text:span></text:p>
      <text:p text:style-name="P3">implementation of HighRes3DNet:</text:p>
      <text:p text:style-name="P3">Li et al., "On the compactness, efficiency, and representation of 3D</text:p>
      <text:p text:style-name="P3">convolutional networks: Brain parcellation as a pretext task", IPMI '17</text:p>
      <text:p text:style-name="P4"/>
      <text:p text:style-name="P3">### Building blocks</text:p>
      <text:p text:style-name="P4"/>
      <text:p text:style-name="P3">{ } - Residual connections: see He et al. "Deep residual learning for</text:p>
      <text:p text:style-name="P3">image recogntion", in CVPR '16</text:p>
      <text:p text:style-name="P4"/>
      <text:p text:style-name="P3">[CONV] - Convolutional layer in form: Activation(Convolution(X))</text:p>
      <text:p text:style-name="P3">where X = input tensor or output of previous layer</text:p>
      <text:p text:style-name="P4"/>
      <text:p text:style-name="P3">and Activation is a function which includes:</text:p>
      <text:p text:style-name="P4"/>
      <text:p text:style-name="P3">a) Batch-Norm</text:p>
      <text:p text:style-name="P3">b) Activation Function (ReLu, PreLu, Sigmoid, Tanh etc.)</text:p>
      <text:p text:style-name="P3">c) Drop-out layer by sampling random variables from a Bernouilli distribution</text:p>
      <text:p text:style-name="P3">if p &lt; 1</text:p>
      <text:p text:style-name="P4"/>
      <text:p text:style-name="P3">[CONV*] - Convolutional layer with no activation function</text:p>
      <text:p text:style-name="P4"/>
      <text:p text:style-name="P3">(r)[D-CONV(d)] - Convolutional layer with dilated convolutions with blocks in</text:p>
      <text:p text:style-name="P3">pre-activation mode: D-Convolution(Activation(X))</text:p>
      <text:p text:style-name="P3">see He et al., "Identity Mappings in Deep Residual Networks", ECCV '16</text:p>
      <text:p text:style-name="P4"/>
      <text:p text:style-name="P3">dilation factor = d</text:p>
      <text:p text:style-name="P3">D-CONV(2) : dilated convolution with dilation factor 2</text:p>
      <text:p text:style-name="P4"/>
      <text:p text:style-name="P3">repeat factor = r</text:p>
      <text:p text:style-name="P3">e.g.</text:p>
      <text:p text:style-name="P3">(2)[D-CONV(d)] : 2 dilated convolutional layers in a row [D-CONV] -&gt; [D-CONV]</text:p>
      <text:p text:style-name="P3">{ (2)[D-CONV(d)] } : 2 dilated convolutional layers within residual block</text:p>
      <text:p text:style-name="P4"/>
      <text:p text:style-name="P3">### Diagram</text:p>
      <text:p text:style-name="P4"/>
      <text:p text:style-name="P3"><text:soft-page-break/>INPUT --&gt; [CONV] --&gt; { (3)[D-CONV(1)] } --&gt; { (3)[D-CONV(2)] } --&gt; { (3)[D-CONV(4)] } -&gt; [CONV*] -&gt; Loss</text:p>
      <text:p text:style-name="P4"/>
      <text:p text:style-name="P3">"""</text:p>
      <text:p text:style-name="P9"><text:span text:style-name="T5"/></text:p>
      <text:p text:style-name="P8"><text:line-break/><text:line-break/>Ha pl van 15 képünk akkor felépít 15 db channelt:</text:p>
      <text:p text:style-name="P13">[Layer] ScaleNet/scaleblock/M_F_0_0 [Trainable] bn_0/beta, bn_0/gamma, conv_0/w, bn_1/beta, bn_1/gamma, conv_1/w (48)</text:p>
      <text:p text:style-name="P15">...</text:p>
      <text:p text:style-name="P13">[Layer] ScaleNet/scaleblock/M_F_0_15 [Trainable] bn_0/beta, bn_0/gamma, conv_0/w, bn_1/beta, bn_1/gamma, conv_1/w (48)</text:p>
      <text:p text:style-name="P14"/>
      <text:p text:style-name="P13">aztán </text:p>
      <text:p text:style-name="P13">[Layer] ScaleNet/scaleblock/F_M_0_0 [Trainable] bn_0/beta, bn_0/gamma, conv_0/w, bn_1/beta, bn_1/gamma, conv_1/w (2624)</text:p>
      <text:p text:style-name="P13">[Layer] ScaleNet/scaleblock/F_M_0_1 [Trainable] bn_0/beta, bn_0/gamma, conv_0/w, bn_1/</text:p>
      <text:p text:style-name="P14"/>
      <text:p text:style-name="P13">ezután </text:p>
      <text:p text:style-name="P17"/>
      <text:p text:style-name="P13">INFO:niftynet: using HighRes3DNet</text:p>
      <text:p text:style-name="P6"/>
      <text:p text:style-name="P13">[Layer] ScaleNet/HighRes3DNet/conv_0_bn_prelu [Trainable] conv_/w, bn_/beta, bn_/gamma, prelu_acti_/alpha (2352)</text:p>
      <text:p text:style-name="P13">[Layer] ScaleNet/HighRes3DNet/res_1_0 [Trainable] bn_0/beta, bn_0/gamma, prelu_acti_0/alpha, conv_0/w, bn_1/beta, bn_1/gamma, prelu_acti_1/alpha, conv_1/w (4704)</text:p>
      <text:p text:style-name="P13">[Layer] ScaleNet/HighRes3DNet/res_1_1 [Trainable] bn_0/beta, bn_0/gamma, prelu_acti_0/alpha, conv_0/w, bn_1/beta, bn_1/gamma, prelu_acti_1/alpha, conv_1/w (4704)</text:p>
      <text:p text:style-name="P13">[Layer] ScaleNet/HighRes3DNet/res_1_2 [Trainable] bn_0/beta, bn_0/gamma, prelu_acti_0/alpha, conv_0/w, bn_1/beta, bn_1/gamma, prelu_acti_1/alpha, conv_1/w (4704)</text:p>
      <text:p text:style-name="P13">[Layer] ScaleNet/HighRes3DNet/res_2_0 [Trainable] bn_0/beta, bn_0/gamma, prelu_acti_0/alpha, conv_0/w, bn_1/beta, bn_1/gamma, prelu_acti_1/alpha, conv_1/w (13968)</text:p>
      <text:p text:style-name="P13">[Layer] ScaleNet/HighRes3DNet/res_2_1 [Trainable] bn_0/beta, bn_0/gamma, prelu_acti_0/alpha, conv_0/w, bn_1/beta, bn_1/gamma, prelu_acti_1/alpha, conv_1/w (18624)</text:p>
      <text:p text:style-name="P13">[Layer] ScaleNet/HighRes3DNet/res_2_2 [Trainable] bn_0/beta, bn_0/gamma, prelu_acti_0/alpha, conv_0/w, bn_1/beta, bn_1/gamma, prelu_acti_1/alpha, conv_1/w (18624)</text:p>
      <text:p text:style-name="P13">[Layer] ScaleNet/HighRes3DNet/res_3_0 [Trainable] bn_0/beta, bn_0/gamma, prelu_acti_0/alpha, conv_0/w, bn_1/beta, bn_1/gamma, prelu_acti_1/alpha, conv_1/w (55584)</text:p>
      <text:p text:style-name="P13">[Layer] ScaleNet/HighRes3DNet/res_3_1 [Trainable] bn_0/beta, bn_0/gamma, prelu_acti_0/alpha, conv_0/w, bn_1/beta, bn_1/gamma, prelu_acti_1/alpha, conv_1/w (74112)</text:p>
      <text:p text:style-name="P13">[Layer] ScaleNet/HighRes3DNet/res_3_2 [Trainable] bn_0/beta, bn_0/gamma, prelu_acti_0/alpha, conv_0/w, bn_1/beta, bn_1/gamma, prelu_acti_1/alpha, conv_1/w (74112)</text:p>
      <text:p text:style-name="P13">[Layer] ScaleNet/HighRes3DNet/conv_1_bn_prelu [Trainable] conv_/w, bn_/beta, bn_/gamma, prelu_acti_/alpha (5360)</text:p>
      <text:p text:style-name="P13">[Layer] ScaleNet/HighRes3DNet/conv_2_bn [Trainable] conv_/w, bn_/beta, bn_/gamma (82)</text:p>
      <text:p text:style-name="P1"/>
      <text:p text:style-name="P1">Ezután indul a tanulás</text:p>
      <text:p text:style-name="P1"/>
      <text:p text:style-name="P5">roots = tf.split(images, n_modality, axis=rank - 1)</text:p>
      <text:p text:style-name="P2">roots[idx] = conv_layer(root, is_training)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2:00:57.836934918</meta:creation-date>
    <dc:date>2018-10-02T18:23:19.980265647</dc:date>
    <meta:editing-duration>PT4H45M16S</meta:editing-duration>
    <meta:editing-cycles>1</meta:editing-cycles>
    <meta:document-statistic meta:table-count="0" meta:image-count="0" meta:object-count="0" meta:page-count="3" meta:paragraph-count="62" meta:word-count="441" meta:character-count="4070" meta:non-whitespace-character-count="3690"/>
    <meta:generator>LibreOffice/6.0.6.2$Linux_X86_64 LibreOffice_project/00m0$Build-2</meta:generator>
  </office:meta>
</office:document-meta>
</file>